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performed?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z1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oz2.wav</text:p>
          </table:table-cell>
          <table:table-cell table:style-name="ce3" office:value-type="string" calcext:value-type="string">
            <text:p>parcial</text:p>
          </table:table-cell>
          <table:table-cell table:style-name="ce3" office:value-type="string" calcext:value-type="string">
            <text:p>discard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oz3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oz4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voz5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oz6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voz7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voz8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oz9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voz10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oz11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voz12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oz13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oz14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oz15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oz16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voz17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voz18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voz19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voz20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voz21.wa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ccepted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7:26:06.0249829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4:39:04.184694622</meta:creation-date>
    <dc:date>2020-05-15T17:27:19.996321070</dc:date>
    <meta:editing-duration>PT8H50M37S</meta:editing-duration>
    <meta:editing-cycles>46</meta:editing-cycles>
    <meta:generator>LibreOffice/6.0.7.3$Linux_X86_64 LibreOffice_project/00m0$Build-3</meta:generator>
    <meta:document-statistic meta:table-count="1" meta:cell-count="110" meta:object-count="0"/>
  </office:meta>
</office:document-meta>
</file>